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7.828cm" svg:height="5.405cm" svg:x="9.567cm" svg:y="0.266cm">
            <draw:object draw:notify-on-update-of-ranges="Arkusz1.B2:Arkusz1.B2 Arkusz1.B3:Arkusz1.B11 Arkusz1.C2:Arkusz1.C2 Arkusz1.C3:Arkusz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3" table:default-cell-style-name="ce6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mpiling Linux kernel 5.7 2020-05-31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Command</text:p>
          </table:table-cell>
          <table:covered-table-cell table:style-name="ce2"/>
          <table:table-cell table:style-name="ce2" office:value-type="string" calcext:value-type="string">
            <text:p>Seconds</text:p>
          </table:table-cell>
          <table:table-cell table:style-name="ce2" office:value-type="string" calcext:value-type="string">
            <text:p>h:min:sec</text:p>
          </table:table-cell>
          <table:table-cell table:style-name="ce5"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1</text:p>
          </table:table-cell>
          <table:table-cell office:value-type="float" office:value="6219" calcext:value-type="float">
            <text:p>6219</text:p>
          </table:table-cell>
          <table:table-cell table:formula="of:=TIME(0;0;[.C3])" office:value-type="time" office:time-value="PT01H43M39S" calcext:value-type="time">
            <text:p>01:43:39</text:p>
          </table:table-cell>
          <table:table-cell table:style-name="Default" office:value-type="string" calcext:value-type="string">
            <text:p>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2</text:p>
          </table:table-cell>
          <table:table-cell office:value-type="float" office:value="3131" calcext:value-type="float">
            <text:p>3131</text:p>
          </table:table-cell>
          <table:table-cell table:formula="of:=TIME(0;0;[.C4])" office:value-type="time" office:time-value="PT00H52M11S" calcext:value-type="time">
            <text:p>00:52:11</text:p>
          </table:table-cell>
          <table:table-cell table:formula="of:=([.C3]-[.C4])/[.C3]" office:value-type="percentage" office:value="0.496542852548641" calcext:value-type="percentage">
            <text:p>49,6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3</text:p>
          </table:table-cell>
          <table:table-cell office:value-type="float" office:value="2455" calcext:value-type="float">
            <text:p>2455</text:p>
          </table:table-cell>
          <table:table-cell table:formula="of:=TIME(0;0;[.C5])" office:value-type="time" office:time-value="PT00H40M55S" calcext:value-type="time">
            <text:p>00:40:55</text:p>
          </table:table-cell>
          <table:table-cell table:formula="of:=([.C4]-[.C5])/[.C4]" office:value-type="percentage" office:value="0.215905461513893" calcext:value-type="percentage">
            <text:p>21,5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4</text:p>
          </table:table-cell>
          <table:table-cell office:value-type="float" office:value="1944" calcext:value-type="float">
            <text:p>1944</text:p>
          </table:table-cell>
          <table:table-cell table:formula="of:=TIME(0;0;[.C6])" office:value-type="time" office:time-value="PT00H32M24S" calcext:value-type="time">
            <text:p>00:32:24</text:p>
          </table:table-cell>
          <table:table-cell table:formula="of:=([.C5]-[.C6])/[.C5]" office:value-type="percentage" office:value="0.208146639511202" calcext:value-type="percentage">
            <text:p>20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5</text:p>
          </table:table-cell>
          <table:table-cell office:value-type="float" office:value="1945" calcext:value-type="float">
            <text:p>1945</text:p>
          </table:table-cell>
          <table:table-cell table:formula="of:=TIME(0;0;[.C7])" office:value-type="time" office:time-value="PT00H32M25S" calcext:value-type="time">
            <text:p>00:32:25</text:p>
          </table:table-cell>
          <table:table-cell table:formula="of:=([.C6]-[.C7])/[.C6]" office:value-type="percentage" office:value="-0.00051440329218107" calcext:value-type="percentage">
            <text:p>-0,0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6</text:p>
          </table:table-cell>
          <table:table-cell office:value-type="float" office:value="1951" calcext:value-type="float">
            <text:p>1951</text:p>
          </table:table-cell>
          <table:table-cell table:formula="of:=TIME(0;0;[.C8])" office:value-type="time" office:time-value="PT00H32M31S" calcext:value-type="time">
            <text:p>00:32:31</text:p>
          </table:table-cell>
          <table:table-cell table:formula="of:=([.C7]-[.C8])/[.C7]" office:value-type="percentage" office:value="-0.00308483290488432" calcext:value-type="percentage">
            <text:p>-0,3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7</text:p>
          </table:table-cell>
          <table:table-cell office:value-type="float" office:value="1955" calcext:value-type="float">
            <text:p>1955</text:p>
          </table:table-cell>
          <table:table-cell table:formula="of:=TIME(0;0;[.C9])" office:value-type="time" office:time-value="PT00H32M35S" calcext:value-type="time">
            <text:p>00:32:35</text:p>
          </table:table-cell>
          <table:table-cell table:formula="of:=([.C8]-[.C9])/[.C8]" office:value-type="percentage" office:value="-0.00205023065094823" calcext:value-type="percentage">
            <text:p>-0,2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8</text:p>
          </table:table-cell>
          <table:table-cell office:value-type="float" office:value="1960" calcext:value-type="float">
            <text:p>1960</text:p>
          </table:table-cell>
          <table:table-cell table:formula="of:=TIME(0;0;[.C10])" office:value-type="time" office:time-value="PT00H32M40S" calcext:value-type="time">
            <text:p>00:32:40</text:p>
          </table:table-cell>
          <table:table-cell table:formula="of:=([.C9]-[.C10])/[.C9]" office:value-type="percentage" office:value="-0.00255754475703325" calcext:value-type="percentage">
            <text:p>-0,2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-j9</text:p>
          </table:table-cell>
          <table:table-cell office:value-type="float" office:value="1962" calcext:value-type="float">
            <text:p>1962</text:p>
          </table:table-cell>
          <table:table-cell table:formula="of:=TIME(0;0;[.C11])" office:value-type="time" office:time-value="PT00H32M42S" calcext:value-type="time">
            <text:p>00:32:42</text:p>
          </table:table-cell>
          <table:table-cell table:formula="of:=([.C10]-[.C11])/[.C10]" office:value-type="percentage" office:value="-0.00102040816326531" calcext:value-type="percentage">
            <text:p>-0,10%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Total run time:</text:p>
          </table:table-cell>
          <table:covered-table-cell/>
          <table:table-cell table:formula="of:=SUM([.D3:.D11])" office:value-type="time" office:time-value="PT06H32M02S" calcext:value-type="time">
            <text:p>06:32:02</text:p>
          </table:table-cell>
          <table:table-cell table:style-name="Default"/>
          <table:table-cell office:value-type="string" calcext:value-type="string" table:number-columns-spanned="3" table:number-rows-spanned="1">
            <text:p>Difference = (<text:span text:style-name="T1"> jx – j(x+1) </text:span>) / jx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Nimbus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20:10:16.308111685</meta:creation-date>
    <dc:date>2020-06-13T20:32:46.835871386</dc:date>
    <meta:editing-duration>PT22M31S</meta:editing-duration>
    <meta:editing-cycles>7</meta:editing-cycles>
    <meta:generator>LibreOffice/6.3.6.2$Linux_X86_64 LibreOffice_project/30$Build-2</meta:generator>
    <meta:document-statistic meta:table-count="1" meta:cell-count="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29cm" svg:height="5.406cm" xlink:href=".." xlink:type="simple" chart:class="chart:bar" chart:style-name="ch1">
        <chart:legend chart:legend-position="end" svg:x="5.725cm" svg:y="2.404cm" style:legend-expansion="high" chart:style-name="ch2"/>
        <chart:plot-area chart:style-name="ch3" table:cell-range-address="Arkusz1.B2:Arkusz1.C11" chart:data-source-has-labels="both" svg:x="0.156cm" svg:y="0.108cm" svg:width="5.413cm" svg:height="5.19cm">
          <chartooo:coordinate-region svg:x="1.148cm" svg:y="0.307cm" svg:width="4.421cm" svg:height="4.344cm"/>
          <chart:axis chart:dimension="x" chart:name="primary-x" chart:style-name="ch4" chartooo:axis-type="auto">
            <chartooo:date-scale/>
            <chart:categories table:cell-range-address="Arkusz1.B3:Arkusz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C3:Arkusz1.C11" chart:label-cell-address="Arkusz1.C2:Arkusz1.C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onds</text:p>
                <draw:g>
                  <svg:desc>Arkusz1.C2:Arkusz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j1</text:p>
                <draw:g>
                  <svg:desc>Arkusz1.B3:Arkusz1.B11</svg:desc>
                </draw:g>
              </table:table-cell>
              <table:table-cell office:value-type="float" office:value="6219">
                <text:p>6219</text:p>
                <draw:g>
                  <svg:desc>Arkusz1.C3:Arkusz1.C11</svg:desc>
                </draw:g>
              </table:table-cell>
            </table:table-row>
            <table:table-row>
              <table:table-cell office:value-type="string">
                <text:p>-j2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string">
                <text:p>-j3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-j4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-j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-j6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-j7</text:p>
              </table:table-cell>
              <table:table-cell office:value-type="float" office:value="1955">
                <text:p>1955</text:p>
              </table:table-cell>
            </table:table-row>
            <table:table-row>
              <table:table-cell office:value-type="string">
                <text:p>-j8</text:p>
              </table:table-cell>
              <table:table-cell office:value-type="float" office:value="1960">
                <text:p>1960</text:p>
              </table:table-cell>
            </table:table-row>
            <table:table-row>
              <table:table-cell office:value-type="string">
                <text:p>-j9</text:p>
              </table:table-cell>
              <table:table-cell office:value-type="float" office:value="1962">
                <text:p>1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